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568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11.954cm"/>
    </style:style>
    <style:style style:name="co7" style:family="table-column">
      <style:table-column-properties fo:break-before="auto" style:column-width="19.85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 style:data-style-name="N107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H_Bridge_BLDC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eschrijv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,C3,C4,C5,C6,C7</text:p>
          </table:table-cell>
          <table:table-cell office:value-type="string" calcext:value-type="string">
            <text:p>470uF 63V</text:p>
          </table:table-cell>
          <table:table-cell office:value-type="float" office:value="6" calcext:value-type="float">
            <text:p>6</text:p>
          </table:table-cell>
          <table:table-cell table:style-name="ce2" office:value-type="currency" office:currency="EUR" office:value="0.51" calcext:value-type="currency">
            <text:p>€ 0,51</text:p>
          </table:table-cell>
          <table:table-cell table:style-name="ce2" table:formula="of:=[.D2]*[.C2]" office:value-type="currency" office:currency="EUR" office:value="3.06" calcext:value-type="currency">
            <text:p>€ 3,06</text:p>
          </table:table-cell>
          <table:table-cell office:value-type="string" calcext:value-type="string">
            <text:p><text:a xlink:href="https://www.digikey.nl/short/2thtjq03" xlink:type="simple">https://www.digikey.nl/short/2thtjq03</text:a>  </text:p>
          </table:table-cell>
          <table:table-cell office:value-type="string" calcext:value-type="string">
            <text:p>Polarized capaci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,C8</text:p>
          </table:table-cell>
          <table:table-cell office:value-type="string" calcext:value-type="string">
            <text:p>1 uF X7R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0.76" calcext:value-type="currency">
            <text:p>€ 0,76</text:p>
          </table:table-cell>
          <table:table-cell table:style-name="ce2" table:formula="of:=[.D3]*[.C3]" office:value-type="currency" office:currency="EUR" office:value="1.52" calcext:value-type="currency">
            <text:p>€ 1,52</text:p>
          </table:table-cell>
          <table:table-cell office:value-type="string" calcext:value-type="string">
            <text:p><text:a xlink:href="https://www.digikey.nl/short/8rv5tqqb" xlink:type="simple">https://www.digikey.nl/short/8rv5tqqb</text:a> </text:p>
          </table:table-cell>
          <table:table-cell office:value-type="string" calcext:value-type="string">
            <text:p>CAP CER 1UF 100V X7R RAD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,C13</text:p>
          </table:table-cell>
          <table:table-cell office:value-type="string" calcext:value-type="string">
            <text:p>10n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style-name="ce2" table:formula="of:=[.D4]*[.C4]" office:value-type="currency" office:currency="EUR" office:value="0" calcext:value-type="currency">
            <text:p>€ 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,C12,C14,C16</text:p>
          </table:table-cell>
          <table:table-cell office:value-type="string" calcext:value-type="string">
            <text:p>100n</text:p>
          </table:table-cell>
          <table:table-cell office:value-type="float" office:value="4" calcext:value-type="float">
            <text:p>4</text:p>
          </table:table-cell>
          <table:table-cell table:style-name="ce2" office:value-type="currency" office:currency="EUR" office:value="0.2" calcext:value-type="currency">
            <text:p>€ 0,20</text:p>
          </table:table-cell>
          <table:table-cell table:style-name="ce2" table:formula="of:=[.D5]*[.C5]" office:value-type="currency" office:currency="EUR" office:value="0.8" calcext:value-type="currency">
            <text:p>€ 0,80</text:p>
          </table:table-cell>
          <table:table-cell office:value-type="string" calcext:value-type="string">
            <text:p><text:a xlink:href="https://www.digikey.nl/short/zm4tbz4q" xlink:type="simple">https://www.digikey.nl/short/zm4tbz4q</text:a>  </text:p>
          </table:table-cell>
          <table:table-cell office:value-type="string" calcext:value-type="string">
            <text:p>CAP FILM 0.1UF 10% 100VDC RAD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,C15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0.3" calcext:value-type="currency">
            <text:p>€ 0,30</text:p>
          </table:table-cell>
          <table:table-cell table:style-name="ce2" table:formula="of:=[.D6]*[.C6]" office:value-type="currency" office:currency="EUR" office:value="0.6" calcext:value-type="currency">
            <text:p>€ 0,60</text:p>
          </table:table-cell>
          <table:table-cell office:value-type="string" calcext:value-type="string">
            <text:p><text:a xlink:href="https://www.digikey.nl/short/m5j270jv" xlink:type="simple">https://www.digikey.nl/short/m5j270jv</text:a>  </text:p>
          </table:table-cell>
          <table:table-cell office:value-type="string" calcext:value-type="string">
            <text:p>Polarized capaci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,D9,D10,D11,D12,D13,D14,D15,D16,D17,D24,D25</text:p>
          </table:table-cell>
          <table:table-cell office:value-type="string" calcext:value-type="string">
            <text:p>LED</text:p>
          </table:table-cell>
          <table:table-cell office:value-type="float" office:value="12" calcext:value-type="float">
            <text:p>12</text:p>
          </table:table-cell>
          <table:table-cell table:style-name="ce2" office:value-type="currency" office:currency="EUR" office:value="0.31" calcext:value-type="currency">
            <text:p>€ 0,31</text:p>
          </table:table-cell>
          <table:table-cell table:style-name="ce2" table:formula="of:=[.D7]*[.C7]" office:value-type="currency" office:currency="EUR" office:value="3.72" calcext:value-type="currency">
            <text:p>€ 3,72</text:p>
          </table:table-cell>
          <table:table-cell office:value-type="string" calcext:value-type="string">
            <text:p><text:a xlink:href="https://www.digikey.nl/short/wf490mt8" xlink:type="simple">https://www.digikey.nl/short/wf490mt8</text:a> 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,D3,D4,D5,D6,D7,D20,D21,D22,D23</text:p>
          </table:table-cell>
          <table:table-cell office:value-type="string" calcext:value-type="string">
            <text:p>1N5408</text:p>
          </table:table-cell>
          <table:table-cell office:value-type="float" office:value="10" calcext:value-type="float">
            <text:p>10</text:p>
          </table:table-cell>
          <table:table-cell table:style-name="ce2" office:value-type="currency" office:currency="EUR" office:value="0.2" calcext:value-type="currency">
            <text:p>€ 0,20</text:p>
          </table:table-cell>
          <table:table-cell table:style-name="ce2" table:formula="of:=[.D8]*[.C8]" office:value-type="currency" office:currency="EUR" office:value="2" calcext:value-type="currency">
            <text:p>€ 2,00</text:p>
          </table:table-cell>
          <table:table-cell office:value-type="string" calcext:value-type="string">
            <text:p><text:a xlink:href="https://www.digikey.nl/short/2hbzv2dj" xlink:type="simple">https://www.digikey.nl/short/2hbzv2dj</text:a>  </text:p>
          </table:table-cell>
          <table:table-cell office:value-type="string" calcext:value-type="string">
            <text:p>1000V 3A General Purpose Rectifier Diode, DO-201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007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0.09" calcext:value-type="currency">
            <text:p>€ 0,09</text:p>
          </table:table-cell>
          <table:table-cell table:style-name="ce2" table:formula="of:=[.D9]*[.C9]" office:value-type="currency" office:currency="EUR" office:value="0.09" calcext:value-type="currency">
            <text:p>€ 0,09</text:p>
          </table:table-cell>
          <table:table-cell office:value-type="string" calcext:value-type="string">
            <text:p><text:a xlink:href="https://www.digikey.nl/short/9vjwp2pc" xlink:type="simple">https://www.digikey.nl/short/9vjwp2pc</text:a>  </text:p>
          </table:table-cell>
          <table:table-cell office:value-type="string" calcext:value-type="string">
            <text:p>1000V 1A General Purpose Rectifier Diode, DO-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ZY24 24V / 2W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0.22" calcext:value-type="currency">
            <text:p>€ 0,22</text:p>
          </table:table-cell>
          <table:table-cell table:style-name="ce2" table:formula="of:=[.D10]*[.C10]" office:value-type="currency" office:currency="EUR" office:value="0.22" calcext:value-type="currency">
            <text:p>€ 0,22</text:p>
          </table:table-cell>
          <table:table-cell office:value-type="string" calcext:value-type="string">
            <text:p><text:a xlink:href="https://www.digikey.nl/short/zdt4nqp0" xlink:type="simple">https://www.digikey.nl/short/zdt4nqp0</text:a>  </text:p>
          </table:table-cell>
          <table:table-cell office:value-type="string" calcext:value-type="string">
            <text:p>Zener di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20V 1N5250B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0.09" calcext:value-type="currency">
            <text:p>€ 0,09</text:p>
          </table:table-cell>
          <table:table-cell table:style-name="ce2" table:formula="of:=[.D11]*[.C11]" office:value-type="currency" office:currency="EUR" office:value="0.09" calcext:value-type="currency">
            <text:p>€ 0,09</text:p>
          </table:table-cell>
          <table:table-cell office:value-type="string" calcext:value-type="string">
            <text:p><text:a xlink:href="https://www.digikey.nl/short/qvt5f300" xlink:type="simple">https://www.digikey.nl/short/qvt5f300</text:a>  </text:p>
          </table:table-cell>
          <table:table-cell office:value-type="string" calcext:value-type="string">
            <text:p>Zener 20 V 500 mW ±5% Through-hole DO-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U9VF-07015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1.46" calcext:value-type="currency">
            <text:p>€ 1,46</text:p>
          </table:table-cell>
          <table:table-cell table:style-name="ce2" table:formula="of:=[.D12]*[.C12]" office:value-type="currency" office:currency="EUR" office:value="1.46" calcext:value-type="currency">
            <text:p>€ 1,46</text:p>
          </table:table-cell>
          <table:table-cell office:value-type="string" calcext:value-type="string">
            <text:p><text:a xlink:href="https://www.digikey.nl/short/8qzt38p9" xlink:type="simple">https://www.digikey.nl/short/8qzt38p9</text:a>  </text:p>
          </table:table-cell>
          <table:table-cell office:value-type="string" calcext:value-type="string">
            <text:p>1 mH @ 1 kHz 2 Lijn Common Mode Choke Through-hole 700mA DCR 600mOh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DriveCoil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table:formula="of:=[.D13]*[.C13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Generic connector, single row, 01x02, script genera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HallDec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table:formula="of:=[.D14]*[.C14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Generic connector, single row, 01x06, script genera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trl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table:formula="of:=[.D15]*[.C15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Generic connector, single row, 01x02, script genera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12V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table:formula="of:=[.D16]*[.C16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Generic connector, single row, 01x02, script genera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Hall I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table:formula="of:=[.D17]*[.C17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Generic connector, single row, 01x05, script genera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Hall Ou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table:formula="of:=[.D18]*[.C18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Generic connector, single row, 01x03, script genera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7,J8,J9,J10</text:p>
          </table:table-cell>
          <table:table-cell office:value-type="string" calcext:value-type="string">
            <text:p>Conn_02x15_Counter_Clockwise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style-name="ce2" table:formula="of:=[.D19]*[.C19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Generic connector, double row, 02x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RetPwr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table:formula="of:=[.D20]*[.C20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Jumper, 2-pole, op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4,JP5</text:p>
          </table:table-cell>
          <table:table-cell office:value-type="string" calcext:value-type="string">
            <text:p>Jumper_2_Open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style-name="ce2" table:formula="of:=[.D21]*[.C21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Jumper, 2-pole, op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,Q6,Q7,Q8,Q18</text:p>
          </table:table-cell>
          <table:table-cell office:value-type="string" calcext:value-type="string">
            <text:p>2N5401</text:p>
          </table:table-cell>
          <table:table-cell office:value-type="float" office:value="5" calcext:value-type="float">
            <text:p>5</text:p>
          </table:table-cell>
          <table:table-cell table:style-name="ce2" office:value-type="currency" office:currency="EUR" office:value="0.09" calcext:value-type="currency">
            <text:p>€ 0,09</text:p>
          </table:table-cell>
          <table:table-cell table:style-name="ce2" table:formula="of:=[.D22]*[.C22]" office:value-type="currency" office:currency="EUR" office:value="0.45" calcext:value-type="currency">
            <text:p>€ 0,45</text:p>
          </table:table-cell>
          <table:table-cell office:value-type="string" calcext:value-type="string">
            <text:p><text:a xlink:href="https://www.digikey.nl/short/hrnt4cb2" xlink:type="simple">https://www.digikey.nl/short/hrnt4cb2</text:a>  </text:p>
          </table:table-cell>
          <table:table-cell office:value-type="string" calcext:value-type="string">
            <text:p>BJT TO-92 150V 600MA PNP 0.625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,Q5</text:p>
          </table:table-cell>
          <table:table-cell office:value-type="string" calcext:value-type="string">
            <text:p>BDW94C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1.11" calcext:value-type="currency">
            <text:p>€ 1,11</text:p>
          </table:table-cell>
          <table:table-cell table:style-name="ce2" table:formula="of:=[.D23]*[.C23]" office:value-type="currency" office:currency="EUR" office:value="2.22" calcext:value-type="currency">
            <text:p>€ 2,22</text:p>
          </table:table-cell>
          <table:table-cell office:value-type="string" calcext:value-type="string">
            <text:p><text:a xlink:href="https://www.digikey.nl/short/2m9m2d33" xlink:type="simple">https://www.digikey.nl/short/2m9m2d33</text:a>  </text:p>
          </table:table-cell>
          <table:table-cell office:value-type="string" calcext:value-type="string">
            <text:p>12A Ic, 100V Vce, Power Darlington PNP Transistor, TO-2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3,Q4</text:p>
          </table:table-cell>
          <table:table-cell office:value-type="string" calcext:value-type="string">
            <text:p>BDW93C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0.97" calcext:value-type="currency">
            <text:p>€ 0,97</text:p>
          </table:table-cell>
          <table:table-cell table:style-name="ce2" table:formula="of:=[.D24]*[.C24]" office:value-type="currency" office:currency="EUR" office:value="1.94" calcext:value-type="currency">
            <text:p>€ 1,94</text:p>
          </table:table-cell>
          <table:table-cell office:value-type="string" calcext:value-type="string">
            <text:p><text:a xlink:href="https://www.digikey.nl/short/9vtbmtz2" xlink:type="simple">https://www.digikey.nl/short/9vtbmtz2</text:a>  </text:p>
          </table:table-cell>
          <table:table-cell office:value-type="string" calcext:value-type="string">
            <text:p>12A Ic, 100V Vce, Power Darlington NPN Transistor, TO-2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9,Q10,Q11,Q12,Q13,Q14,Q15,Q16,Q17</text:p>
          </table:table-cell>
          <table:table-cell office:value-type="string" calcext:value-type="string">
            <text:p>2N5551</text:p>
          </table:table-cell>
          <table:table-cell office:value-type="float" office:value="9" calcext:value-type="float">
            <text:p>9</text:p>
          </table:table-cell>
          <table:table-cell table:style-name="ce2" office:value-type="currency" office:currency="EUR" office:value="0.14" calcext:value-type="currency">
            <text:p>€ 0,14</text:p>
          </table:table-cell>
          <table:table-cell table:style-name="ce2" table:formula="of:=[.D25]*[.C25]" office:value-type="currency" office:currency="EUR" office:value="1.26" calcext:value-type="currency">
            <text:p>€ 1,26</text:p>
          </table:table-cell>
          <table:table-cell office:value-type="string" calcext:value-type="string">
            <text:p><text:a xlink:href="https://www.digikey.nl/short/t592041t" xlink:type="simple">https://www.digikey.nl/short/t592041t</text:a>   </text:p>
          </table:table-cell>
          <table:table-cell office:value-type="string" calcext:value-type="string">
            <text:p>BJT TO92 160V 600MA NPN 0.625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,R9,R13</text:p>
          </table:table-cell>
          <table:table-cell office:value-type="string" calcext:value-type="string">
            <text:p>2k2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style-name="ce2" table:formula="of:=[.D26]*[.C26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,R10,R14,R17,R23,R28,R30,R32,R34,R36,R38</text:p>
          </table:table-cell>
          <table:table-cell office:value-type="string" calcext:value-type="string">
            <text:p>1k</text:p>
          </table:table-cell>
          <table:table-cell office:value-type="float" office:value="11" calcext:value-type="float">
            <text:p>11</text:p>
          </table:table-cell>
          <table:table-cell table:style-name="ce2"/>
          <table:table-cell table:style-name="ce2" table:formula="of:=[.D27]*[.C27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-- gemengde waarden 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,R8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style-name="ce2" table:formula="of:=[.D28]*[.C28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,R5,R6,R7</text:p>
          </table:table-cell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style-name="ce2" table:formula="of:=[.D29]*[.C29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,R12,R21,R27</text:p>
          </table:table-cell>
          <table:table-cell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style-name="ce2" table:formula="of:=[.D30]*[.C30]" office:value-type="currency" office:currency="EUR" office:value="0" calcext:value-type="currency">
            <text:p>€ 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,R42,R45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style-name="ce2" table:formula="of:=[.D31]*[.C31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,R43,R4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style-name="ce2" table:formula="of:=[.D32]*[.C32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8,R19,R24,R25</text:p>
          </table:table-cell>
          <table:table-cell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style-name="ce2" table:formula="of:=[.D33]*[.C33]" office:value-type="currency" office:currency="EUR" office:value="0" calcext:value-type="currency">
            <text:p>€ 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,R22,R26,R29,R31,R33,R35,R37,R39,R44,R47</text:p>
          </table:table-cell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table:style-name="ce2"/>
          <table:table-cell table:style-name="ce2" table:formula="of:=[.D34]*[.C34]" office:value-type="currency" office:currency="EUR" office:value="0" calcext:value-type="currency">
            <text:p>€ 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,R4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style-name="ce2" table:formula="of:=[.D35]*[.C35]" office:value-type="currency" office:currency="EUR" office:value="0" calcext:value-type="currency">
            <text:p>€ 0,00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,U4</text:p>
          </table:table-cell>
          <table:table-cell office:value-type="string" calcext:value-type="string">
            <text:p>VO615A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0.41" calcext:value-type="currency">
            <text:p>€ 0,41</text:p>
          </table:table-cell>
          <table:table-cell table:style-name="ce2" table:formula="of:=[.D36]*[.C36]" office:value-type="currency" office:currency="EUR" office:value="0.82" calcext:value-type="currency">
            <text:p>€ 0,82</text:p>
          </table:table-cell>
          <table:table-cell office:value-type="string" calcext:value-type="string">
            <text:p><text:a xlink:href="https://www.digikey.nl/short/1ztb0tdr" xlink:type="simple">https://www.digikey.nl/short/1ztb0tdr</text:a>  </text:p>
          </table:table-cell>
          <table:table-cell office:value-type="string" calcext:value-type="string">
            <text:p>DC Optocoupler, Vce 70V, CTR 50-600% @ 5mA, Viso 5000Vrms, DIP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7805CV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0.54" calcext:value-type="currency">
            <text:p>€ 0,54</text:p>
          </table:table-cell>
          <table:table-cell table:style-name="ce2" table:formula="of:=[.D37]*[.C37]" office:value-type="currency" office:currency="EUR" office:value="0.54" calcext:value-type="currency">
            <text:p>€ 0,54</text:p>
          </table:table-cell>
          <table:table-cell office:value-type="string" calcext:value-type="string">
            <text:p><text:a xlink:href="https://www.digikey.nl/short/7nprw4r0" xlink:type="simple">https://www.digikey.nl/short/7nprw4r0</text:a>  </text:p>
          </table:table-cell>
          <table:table-cell office:value-type="string" calcext:value-type="string">
            <text:p>IC REG LINEAR 5V 1.5A TO220A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CD74HC238E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1.16" calcext:value-type="currency">
            <text:p>€ 1,16</text:p>
          </table:table-cell>
          <table:table-cell table:style-name="ce2" table:formula="of:=[.D38]*[.C38]" office:value-type="currency" office:currency="EUR" office:value="1.16" calcext:value-type="currency">
            <text:p>€ 1,16</text:p>
          </table:table-cell>
          <table:table-cell office:value-type="string" calcext:value-type="string">
            <text:p><text:a xlink:href="https://www.digikey.nl/short/tn9qmjc8" xlink:type="simple">https://www.digikey.nl/short/tn9qmjc8</text:a>  </text:p>
          </table:table-cell>
          <table:table-cell office:value-type="string" calcext:value-type="string">
            <text:p>IC DECODER/DEMUX 1X3:8 16D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,U7</text:p>
          </table:table-cell>
          <table:table-cell office:value-type="string" calcext:value-type="string">
            <text:p>LM555xM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0.38" calcext:value-type="currency">
            <text:p>€ 0,38</text:p>
          </table:table-cell>
          <table:table-cell table:style-name="ce2" table:formula="of:=[.D39]*[.C39]" office:value-type="currency" office:currency="EUR" office:value="0.76" calcext:value-type="currency">
            <text:p>€ 0,76</text:p>
          </table:table-cell>
          <table:table-cell office:value-type="string" calcext:value-type="string">
            <text:p><text:a xlink:href="https://www.digikey.nl/short/b5tb7c4v" xlink:type="simple">https://www.digikey.nl/short/b5tb7c4v</text:a>  </text:p>
          </table:table-cell>
          <table:table-cell office:value-type="string" calcext:value-type="string">
            <text:p>IC OSC SINGLE TIMER 100KHZ 8-DI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table:formula="of:=SUM([.E2:.E39])" office:value-type="currency" office:currency="EUR" office:value="22.71" calcext:value-type="currency">
            <text:p>€ 22,71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7T20:52:29.648678701</dc:date>
    <meta:editing-duration>PT7M13S</meta:editing-duration>
    <meta:editing-cycles>1</meta:editing-cycles>
    <meta:generator>LibreOffice/7.3.7.2$Linux_X86_64 LibreOffice_project/30$Build-2</meta:generator>
    <meta:document-statistic meta:table-count="1" meta:cell-count="229" meta:object-count="0"/>
  </office:meta>
</office:document-meta>
</file>